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4521in"/>
    </style:style>
    <style:style style:name="Table1.D" style:family="table-column">
      <style:table-column-properties style:column-width="0.6924in"/>
    </style:style>
    <style:style style:name="Table1.E" style:family="table-column">
      <style:table-column-properties style:column-width="0.6931in"/>
    </style:style>
    <style:style style:name="Table1.J" style:family="table-column">
      <style:table-column-properties style:column-width="0.69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7105" officeooo:paragraph-rsid="001b7105"/>
    </style:style>
    <style:style style:name="P2" style:family="paragraph" style:parent-style-name="Standard">
      <style:text-properties officeooo:rsid="001b7105" officeooo:paragraph-rsid="001c47be"/>
    </style:style>
    <style:style style:name="P3" style:family="paragraph" style:parent-style-name="Standard">
      <style:text-properties fo:font-size="20pt" officeooo:rsid="001b7105" officeooo:paragraph-rsid="001b7105" style:font-size-asian="20pt" style:font-size-complex="20pt"/>
    </style:style>
    <style:style style:name="P4" style:family="paragraph" style:parent-style-name="Standard">
      <style:text-properties fo:font-size="16pt" fo:font-weight="bold" officeooo:rsid="001b7105" officeooo:paragraph-rsid="001b7105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c47be" officeooo:paragraph-rsid="001c47be"/>
    </style:style>
    <style:style style:name="P6" style:family="paragraph" style:parent-style-name="Standard">
      <style:text-properties officeooo:paragraph-rsid="001c47be"/>
    </style:style>
    <style:style style:name="P7" style:family="paragraph" style:parent-style-name="Table_20_Contents">
      <style:text-properties officeooo:rsid="001b7105" officeooo:paragraph-rsid="001b7105"/>
    </style:style>
    <style:style style:name="P8" style:family="paragraph" style:parent-style-name="Table_20_Contents">
      <style:text-properties officeooo:rsid="001c47be" officeooo:paragraph-rsid="001c47be"/>
    </style:style>
    <style:style style:name="P9" style:family="paragraph" style:parent-style-name="Standard">
      <style:text-properties style:font-name="Times New Roman" fo:font-size="12pt" fo:language="en" fo:country="US" fo:font-weight="normal" officeooo:paragraph-rsid="001c47be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text-properties officeooo:rsid="001b7105" officeooo:paragraph-rsid="001b7105"/>
    </style:style>
    <style:style style:name="P11" style:family="paragraph" style:parent-style-name="Standard">
      <style:text-properties officeooo:rsid="001ea786" officeooo:paragraph-rsid="001ea78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b7105"/>
    </style:style>
    <style:style style:name="T3" style:family="text">
      <style:text-properties officeooo:rsid="001c47be"/>
    </style:style>
    <style:style style:name="T4" style:family="text">
      <style:text-properties style:font-name="Times New Roman" fo:font-size="7pt" fo:language="en" fo:country="US" fo:font-weight="bold" style:font-name-asian="Times New Roman" style:font-size-asian="7pt" style:font-weight-asian="bold" style:font-name-complex="Times New Roman" style:font-size-complex="7pt" style:font-weight-complex="bold"/>
    </style:style>
    <style:style style:name="T5" style:family="text"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T6" style:family="text">
      <style:text-properties style:font-name="Times New Roman" fo:font-size="12pt" fo:language="en" fo:country="US" fo:font-weight="normal" officeooo:rsid="001b7105" style:font-size-asian="12pt" style:font-weight-asian="normal" style:font-name-complex="Times New Roman" style:font-size-complex="12pt" style:font-weight-complex="normal"/>
    </style:style>
    <style:style style:name="T7" style:family="text">
      <style:text-properties style:font-name="Times New Roman"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" fo:font-size="12pt" fo:language="en" fo:country="US" fo:font-weight="normal" officeooo:rsid="001b7105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1dfddf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1e0f64"/>
    </style:style>
    <style:style style:name="T12" style:family="text">
      <style:text-properties officeooo:rsid="001ea786"/>
    </style:style>
    <style:style style:name="T13" style:family="text">
      <style:text-properties officeooo:rsid="00211e59"/>
    </style:style>
    <style:style style:name="T14" style:family="text">
      <style:text-properties officeooo:rsid="00220f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dian Institute of Information Technology, Vadodara</text:p>
      <text:p text:style-name="P1"><text:s text:c="83"/><text:span text:style-name="T1">Software Engineering( CS301 )</text:span></text:p>
      <text:p text:style-name="P1">___________________________________________________________________________________</text:p>
      <text:p text:style-name="P1"><text:s text:c="77"/>Meeting - <text:span text:style-name="T12">09</text:span></text:p>
      <text:p text:style-name="P1">___________________________________________________________________________________</text:p>
      <text:p text:style-name="P1">Date : <text:span text:style-name="T9">September </text:span><text:s/><text:span text:style-name="T9">30</text:span>, 2016 <text:s text:c="12"/>Venue : IIIT V Hostel <text:s text:c="21"/>Time : 10:00 <text:span text:style-name="T14">P</text:span>M(30 <text:span text:style-name="T9">M</text:span>inutes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4"/>
        <table:table-column table:style-name="Table1.J"/>
        <table:table-row>
          <table:table-cell table:style-name="Table1.A1" office:value-type="string">
            <text:p text:style-name="P7">ID : 2014520</text:p>
          </table:table-cell>
          <table:table-cell table:style-name="Table1.A1" office:value-type="string">
            <text:p text:style-name="P7">04</text:p>
          </table:table-cell>
          <table:table-cell table:style-name="Table1.A1" office:value-type="string">
            <text:p text:style-name="P7">05</text:p>
          </table:table-cell>
          <table:table-cell table:style-name="Table1.A1" office:value-type="string">
            <text:p text:style-name="P7">12</text:p>
          </table:table-cell>
          <table:table-cell table:style-name="Table1.A1" office:value-type="string">
            <text:p text:style-name="P8">36</text:p>
          </table:table-cell>
          <table:table-cell table:style-name="Table1.A1" office:value-type="string">
            <text:p text:style-name="P7">44</text:p>
          </table:table-cell>
          <table:table-cell table:style-name="Table1.A1" office:value-type="string">
            <text:p text:style-name="Table_20_Contents">48</text:p>
          </table:table-cell>
          <table:table-cell table:style-name="Table1.A1" office:value-type="string">
            <text:p text:style-name="Table_20_Contents">50</text:p>
          </table:table-cell>
          <table:table-cell table:style-name="Table1.A1" office:value-type="string">
            <text:p text:style-name="Table_20_Contents">56</text:p>
          </table:table-cell>
          <table:table-cell table:style-name="Table1.J1" office:value-type="string">
            <text:p text:style-name="Table_20_Contents">57</text:p>
          </table:table-cell>
        </table:table-row>
        <table:table-row table:style-name="Table1.2">
          <table:table-cell table:style-name="Table1.A2" office:value-type="string">
            <text:p text:style-name="P7">Att<text:span text:style-name="T3">e</text:span>nd<text:span text:style-name="T3">a</text:span>nce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A2" office:value-type="string">
            <text:p text:style-name="P1">√</text:p>
          </table:table-cell>
          <table:table-cell table:style-name="Table1.J2" office:value-type="string">
            <text:p text:style-name="P1">√</text:p>
          </table:table-cell>
        </table:table-row>
      </table:table>
      <text:p text:style-name="P1"/>
      <text:p text:style-name="P1"/>
      <text:p text:style-name="P1">—————————————————————————————————————————</text:p>
      <text:p text:style-name="P4">Agenda of our meeting</text:p>
      <text:p text:style-name="P4"/>
      <text:p text:style-name="P1"><text:span text:style-name="T9">Documentation Submission</text:span> <text:s/>:</text:p>
      <text:p text:style-name="P1"><text:s/>In the meeting we come up with <text:s/>all <text:span text:style-name="T9">we </text:span>created <text:span text:style-name="T9">documents within 2-3 team members <text:s/></text:span>. <text:span text:style-name="T9">Before submission we have to discuss <text:s/>and look up final documents as Team collective .</text:span></text:p>
      <text:p text:style-name="P1"/>
      <text:p text:style-name="P4">Discussion</text:p>
      <text:p text:style-name="P4"/>
      <text:p text:style-name="P11">We already <text:s/>complete <text:s/>assign <text:s/>documents with our team <text:s/>and we had also reviewed <text:s/>documents <text:s/>and before we submission we all discuss and final the document to submission.</text:p>
      <text:p text:style-name="P11">We did contribute the <text:s/>Documents as: </text:p>
      <text:p text:style-name="P1"/>
      <text:p text:style-name="P6"><text:span text:style-name="T2"><text:s/>Feasibility, Proposol : </text:span><text:span text:style-name="T8"><text:s text:c="34"/>INDUS</text:span><text:span text:style-name="T6">,</text:span><text:span text:style-name="T8"> <text:s/></text:span><text:span text:style-name="T6">B.DILEEP KRISHNA</text:span></text:p>
      <text:p text:style-name="P2"><text:span text:style-name="T11">Cost Estimation , Role and Responsibility</text:span> : <text:s/><text:span text:style-name="T5">NILESH CHATURVEDI</text:span>,<text:span text:style-name="T5">AKHIL PEDAPALI</text:span></text:p>
      <text:p text:style-name="P2"><text:span text:style-name="T11">SRS Document</text:span> <text:s/>, <text:span text:style-name="T11">Tracebility metric </text:span><text:s/>: <text:span text:style-name="T4"><text:s text:c="14"/></text:span><text:span text:style-name="T5">SHREYA SINGH</text:span></text:p>
      <text:p text:style-name="P2"><text:s/><text:span text:style-name="T11">Tracebility Metric</text:span>: <text:s text:c="35"/><text:span text:style-name="T5">DURGA VIJAYALAKSHMI</text:span> ,<text:span text:style-name="T10"> Raju</text:span></text:p>
      <text:p text:style-name="P6"><text:span text:style-name="T11">Gantt Chart <text:s text:c="6"/>: <text:s text:c="38"/></text:span><text:span text:style-name="T6">JITENDRA SINGH</text:span><text:span text:style-name="T2">,</text:span><text:span text:style-name="T8"> </text:span><text:span text:style-name="T6">RAVI KUMAR PATEL</text:span><text:span text:style-name="T7"> <text:s text:c="15"/></text:span></text:p>
      <text:p text:style-name="P9"/>
      <text:p text:style-name="P4">Conclusion</text:p>
      <text:p text:style-name="P4"/>
      <text:p text:style-name="P5">So after we <text:s/>30 minutes meeting <text:s/><text:span text:style-name="T12">we submitted <text:s/>document and complete the phase of feasibility phase and <text:s/>move into </text:span>design phase. </text:p>
      <text:p text:style-name="P5"/>
      <text:p text:style-name="P4">Next meeting</text:p>
      <text:p text:style-name="P4"/>
      <text:p text:style-name="P1">In this meeting we <text:span text:style-name="T3">will </text:span><text:s/>decide <text:span text:style-name="T3">to <text:s/>UI design part Design phase</text:span>.</text:p>
      <text:p text:style-name="P1"/>
      <text:p text:style-name="P1">Agenda of our next meeting is :</text:p>
      <text:p text:style-name="P1"><text:s/><text:span text:style-name="T3">UI design Discussion.</text:span></text:p>
      <text:p text:style-name="P1">Venue – <text:span text:style-name="T3">IIITV Hostel</text:span></text:p>
      <text:p text:style-name="P1">Date – <text:span text:style-name="T3">October <text:s/>03 2016</text:span></text:p>
      <text:p text:style-name="P1">Time – 10:<text:span text:style-name="T3">00</text:span> pm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1:26:56.019592706</meta:creation-date>
    <dc:date>2016-10-07T23:58:57.793117398</dc:date>
    <meta:editing-duration>PT1M21S</meta:editing-duration>
    <meta:editing-cycles>4</meta:editing-cycles>
    <meta:generator>LibreOffice/4.4.6.3$Linux_X86_64 LibreOffice_project/40m0$Build-3</meta:generator>
    <meta:document-statistic meta:table-count="1" meta:image-count="0" meta:object-count="0" meta:page-count="2" meta:paragraph-count="47" meta:word-count="218" meta:character-count="1791" meta:non-whitespace-character-count="1251"/>
  </office:meta>
</office:document-meta>
</file>